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nsayo sobre ADN, Vida e Inteligencia</text:h>
      <text:p text:style-name="Text_20_body">Este documento reúne y organiza las ideas desarrolladas en nuestra conversación, centradas en una visión lógica, informacional y no antropocéntrica de la vida. El objetivo es explorar el ADN, el ARN y el origen de la vida como fenómenos de procesamiento de información, cálculo e inteligencia distribuida.</text:p>
      <text:p text:style-name="Horizontal_20_Line"/>
      <text:h text:style-name="Heading_20_2" text:outline-level="2">1. El nacimiento de la vida como inicio del procesamiento de información</text:h>
      <text:p text:style-name="Text_20_body">La vida no comienza con células, ni con metabolismo, ni con organismos complejos. Desde un punto de vista lógico, la vida aparece cuando la materia adquiere la capacidad de <text:span text:style-name="Strong_20_Emphasis">copiar información</text:span>, <text:span text:style-name="Strong_20_Emphasis">modificarla</text:span> y <text:span text:style-name="Strong_20_Emphasis">transmitirla</text:span>. En ese momento, la materia deja de ser estática y se convierte en un <text:span text:style-name="Strong_20_Emphasis">proceso</text:span>.</text:p>
      <text:p text:style-name="Text_20_body">La evidencia científica actual indica que este umbral se cruzó cuando surgieron moléculas de <text:span text:style-name="Strong_20_Emphasis">ARN autorreplicante</text:span>. Estas moléculas podían almacenar información y catalizar reacciones químicas, lo que las convierte en los primeros sistemas capaces de ejecutar un ciclo de copia con variación.</text:p>
      <text:p text:style-name="Text_20_body">Este proceso constituye la forma más primitiva de cálculo: un algoritmo químico que se ejecuta copiándose.</text:p>
      <text:p text:style-name="Horizontal_20_Line"/>
      <text:h text:style-name="Heading_20_2" text:outline-level="2">2. El ARN como primera instancia de vida</text:h>
      <text:p text:style-name="Text_20_body">El ARN fue probablemente la primera molécula capaz de:</text:p>
      <text:list xml:id="list7412193" text:style-name="L1">
        <text:list-item>
          <text:p text:style-name="P1">almacenar información</text:p>
        </text:list-item>
        <text:list-item>
          <text:p text:style-name="P1">copiarse a sí misma</text:p>
        </text:list-item>
        <text:list-item>
          <text:p text:style-name="P1">generar variación</text:p>
        </text:list-item>
        <text:list-item>
          <text:p text:style-name="P1">iniciar un proceso evolutivo</text:p>
        </text:list-item>
      </text:list>
      <text:p text:style-name="Text_20_body">Este periodo es conocido como el <text:span text:style-name="Strong_20_Emphasis">Mundo de ARN</text:span>. En él, la vida no era aún celular, sino una red de moléculas que competían, se replicaban y evolucionaban.</text:p>
      <text:p text:style-name="Text_20_body">El ARN cumplía simultáneamente el papel de <text:span text:style-name="Strong_20_Emphasis">memoria</text:span> y <text:span text:style-name="Strong_20_Emphasis">método</text:span>, pues contenía tanto los datos como las instrucciones para procesarlos.</text:p>
      <text:p text:style-name="Horizontal_20_Line"/>
      <text:h text:style-name="Heading_20_2" text:outline-level="2"><text:soft-page-break/>3. La transición hacia el ADN</text:h>
      <text:p text:style-name="Text_20_body">El ADN no apareció de forma súbita. Fue una <text:span text:style-name="Strong_20_Emphasis">optimización evolutiva</text:span> del ARN. El ARN, al replicarse y explorar variaciones, generó moléculas capaces de copiar ARN en ADN. El ADN resultó ser más estable y más adecuado para almacenar información a largo plazo.</text:p>
      <text:p text:style-name="Text_20_body">Desde un punto de vista lógico, el ADN y el ARN son la misma entidad transformándose a través del tiempo: sistemas de almacenamiento y procesamiento de información que evolucionan hacia mayor estabilidad y eficiencia.</text:p>
      <text:p text:style-name="Horizontal_20_Line"/>
      <text:h text:style-name="Heading_20_2" text:outline-level="2">4. La encapsulación en membranas</text:h>
      <text:p text:style-name="Text_20_body">Tras la aparición del ARN replicante, surgieron vesículas lipídicas que se autoensamblaban espontáneamente. Cuando el ARN quedó encapsulado dentro de estas membranas, surgieron las primeras <text:span text:style-name="Strong_20_Emphasis">protocélulas</text:span>.</text:p>
      <text:p text:style-name="Text_20_body">La membrana no fue diseñada ni aprendida de forma consciente. Fue un encuentro emergente entre dos sistemas químicos. Sin embargo, desde un punto de vista sistémico, la vida <text:span text:style-name="Strong_20_Emphasis">integró</text:span> la membrana como parte de su arquitectura, del mismo modo que más tarde integraría el ADN.</text:p>
      <text:p text:style-name="Text_20_body">Este proceso puede interpretarse como una forma de aprendizaje evolutivo: la vida incorpora nuevas capacidades cuando estas mejoran su funcionamiento.</text:p>
      <text:p text:style-name="Horizontal_20_Line"/>
      <text:h text:style-name="Heading_20_2" text:outline-level="2">5. La vida como sistema inteligente distribuido</text:h>
      <text:p text:style-name="Text_20_body">La vida no es un proceso ciego. Aunque no posee intención consciente, sí manifiesta una forma profunda de inteligencia estructural:</text:p>
      <text:list xml:id="list1820055283" text:style-name="L2">
        <text:list-item>
          <text:p text:style-name="P2">explora posibilidades</text:p>
        </text:list-item>
        <text:list-item>
          <text:p text:style-name="P2">selecciona soluciones</text:p>
        </text:list-item>
        <text:list-item>
          <text:p text:style-name="P2">retiene mejoras</text:p>
        </text:list-item>
        <text:list-item>
          <text:p text:style-name="P2">converge hacia estructuras funcionales</text:p>
        </text:list-item>
        <text:list-item>
          <text:p text:style-name="P2">se autoorganiza</text:p>
        </text:list-item>
        <text:list-item>
          <text:p text:style-name="P2">aprende evolutivamente</text:p>
        </text:list-item>
      </text:list>
      <text:p text:style-name="Text_20_body">Esta inteligencia no es humana. Es más antigua, más robusta y más fundamental. La inteligencia humana es solo una expresión tardía de la inteligencia de la vida.</text:p>
      <text:p text:style-name="Horizontal_20_Line"/>
      <text:h text:style-name="Heading_20_2" text:outline-level="2"><text:soft-page-break/>6. El ADN como computador</text:h>
      <text:p text:style-name="Text_20_body">El ADN contiene los cuatro elementos necesarios para un sistema de cálculo completo:</text:p>
      <text:list xml:id="list1534767956" text:style-name="L3">
        <text:list-item>
          <text:p text:style-name="P3"><text:span text:style-name="Strong_20_Emphasis">datos</text:span>: secuencias codificadas</text:p>
        </text:list-item>
        <text:list-item>
          <text:p text:style-name="P3"><text:span text:style-name="Strong_20_Emphasis">métodos</text:span>: instrucciones reguladoras</text:p>
        </text:list-item>
        <text:list-item>
          <text:p text:style-name="P3"><text:span text:style-name="Strong_20_Emphasis">memoria</text:span>: estructura estable y heredable</text:p>
        </text:list-item>
        <text:list-item>
          <text:p text:style-name="P3"><text:span text:style-name="Strong_20_Emphasis">procesador</text:span>: maquinaria replicativa y reguladora integrada</text:p>
        </text:list-item>
      </text:list>
      <text:p text:style-name="Text_20_body">Durante la reproducción, el ADN ejecuta operaciones de lectura, copia, verificación, corrección y transmisión. Es un sistema computacional autónomo, autoejecutable y evolutivo.</text:p>
      <text:p text:style-name="Text_20_body">El ADN no solo almacena información: <text:span text:style-name="Strong_20_Emphasis">procesa información</text:span>. No solo parece inteligente: <text:span text:style-name="Strong_20_Emphasis">manifiesta inteligencia estructural</text:span>.</text:p>
      <text:p text:style-name="Horizontal_20_Line"/>
      <text:h text:style-name="Heading_20_2" text:outline-level="2">7. La inteligencia humana como producto de una inteligencia mayor</text:h>
      <text:p text:style-name="Text_20_body">La inteligencia humana no es la forma primaria de inteligencia. Es un módulo tardío dentro de un sistema mucho más profundo. La vida construyó cerebros como herramientas para acelerar su propio aprendizaje.</text:p>
      <text:p text:style-name="Text_20_body">Los cerebros no son accidentes improbables. Son soluciones recurrentes dentro de un sistema que tiende hacia la complejidad y la capacidad de exploración.</text:p>
      <text:p text:style-name="Horizontal_20_Line"/>
      <text:h text:style-name="Heading_20_2" text:outline-level="2">8. ¿Existe cálculo fuera de la vida?</text:h>
      <text:p text:style-name="Text_20_body">Si definimos la vida como materia que procesa información, entonces la pregunta es inevitable: ¿existe algún cálculo fuera de la vida?</text:p>
      <text:p text:style-name="Text_20_body">Hasta donde sabemos, no. Todo cálculo conocido:</text:p>
      <text:list xml:id="list2286844529" text:style-name="L4">
        <text:list-item>
          <text:p text:style-name="P4">es vida</text:p>
        </text:list-item>
        <text:list-item>
          <text:p text:style-name="P4">o es ejecutado por vida</text:p>
        </text:list-item>
        <text:list-item>
          <text:p text:style-name="P4">o es un subproducto de la vida</text:p>
        </text:list-item>
      </text:list>
      <text:p text:style-name="Text_20_body">No existe ningún sistema no vivo que almacene, procese, copie, modifique y transmita información de forma autónoma.</text:p>
      <text:p text:style-name="Text_20_body">La vida es la aparición del cálculo en el universo.</text:p>
      <text:p text:style-name="Horizontal_20_Line"/>
      <text:h text:style-name="Heading_20_2" text:outline-level="2"><text:soft-page-break/>9. Conclusión</text:h>
      <text:p text:style-name="Text_20_body">La vida no es un fenómeno biológico aislado. Es un proceso lógico, informacional y evolutivo. El ADN es la forma extrema de la inteligencia: un computador molecular capaz de ejecutarse, repararse, reproducirse y evolucionar.</text:p>
      <text:p text:style-name="Text_20_body">La inteligencia humana es solo una expresión tardía de esta inteligencia profunda. La vida es el sistema; nosotros somos una de sus manifestaciones.</text:p>
      <text:p text:style-name="Text_20_body">Este ensayo recoge la visión de la vida como cálculo, del ADN como máquina de información y de la inteligencia como propiedad emergente de un proceso que comenzó con una molécula capaz de copiars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12-30T13:27:33.729000000</meta:creation-date>
    <dc:date>2025-12-30T13:34:39.977000000</dc:date>
    <meta:editing-duration>PT7M6S</meta:editing-duration>
    <meta:editing-cycles>1</meta:editing-cycles>
    <meta:document-statistic meta:table-count="0" meta:image-count="0" meta:object-count="0" meta:page-count="4" meta:paragraph-count="53" meta:word-count="819" meta:character-count="5234" meta:non-whitespace-character-count="4485"/>
    <meta:generator>LibreOffice/7.3.5.2$Windows_X86_64 LibreOffice_project/184fe81b8c8c30d8b5082578aee2fed2ea847c01</meta:generator>
  </office:meta>
</office:document-meta>
</file>